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0f5a2" style:font-weight-asian="bold" style:font-weight-complex="bold"/>
    </style:style>
    <style:style style:name="P4" style:family="paragraph" style:parent-style-name="Standard">
      <style:paragraph-properties fo:text-align="justify" style:justify-single-word="false"/>
      <style:text-properties fo:font-weight="bold" officeooo:paragraph-rsid="0010f5a2"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10f5a2" style:font-weight-asian="normal" style:font-weight-complex="normal"/>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officeooo:rsid="000f3419" fo:background-color="#ff4500" loext:char-shading-value="0"/>
    </style:style>
    <style:style style:name="T4" style:family="text">
      <style:text-properties officeooo:rsid="0013579d" fo:background-color="#ff4500" loext:char-shading-value="0"/>
    </style:style>
    <style:style style:name="T5" style:family="text">
      <style:text-properties fo:font-weight="normal" style:font-weight-asian="normal" style:font-weight-complex="normal"/>
    </style:style>
    <style:style style:name="T6" style:family="text">
      <style:text-properties fo:font-weight="normal" officeooo:rsid="0013579d" style:font-weight-asian="normal" style:font-weight-complex="normal"/>
    </style:style>
    <style:style style:name="T7" style:family="text">
      <style:text-properties fo:font-weight="normal" style:font-weight-asian="normal" style:font-weight-complex="normal" fo:background-color="#ffffff"/>
    </style:style>
    <style:style style:name="T8" style:family="text">
      <style:text-properties fo:font-weight="normal" fo:background-color="#ff4500" loext:char-shading-value="0" style:font-weight-asian="normal" style:font-weight-complex="normal"/>
    </style:style>
    <style:style style:name="T9" style:family="text">
      <style:text-properties fo:font-weight="normal" fo:background-color="#ff4500" loext:char-shading-value="0" style:font-weight-asian="normal" style:font-weight-complex="normal"/>
    </style:style>
    <style:style style:name="T10" style:family="text">
      <style:text-properties fo:font-weight="normal" officeooo:rsid="0013579d" fo:background-color="#ff4500" loext:char-shading-value="0" style:font-weight-asian="normal" style:font-weight-complex="normal"/>
    </style:style>
    <style:style style:name="T11" style:family="text">
      <style:text-properties fo:font-weight="normal" officeooo:rsid="0013579d" fo:background-color="#ff4500" loext:char-shading-value="0" style:font-weight-asian="normal" style:font-weight-complex="normal"/>
    </style:style>
    <style:style style:name="T12"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tomejoramiento, Práctica</text:p>
      <text:p text:style-name="P1"/>
      <text:p text:style-name="P2">Introducción</text:p>
      <text:p text:style-name="P2"/>
      <text:p text:style-name="P5"><text:span text:style-name="T2">El fitomejoramiento se ha practicado desde que los humanos comenzaron a cultivar. Durante los últimos 100 años, la intensidad del fitomejoramiento ha aumentado y ahora se reconoce como una intrincada integración de ciencia (o ciencias) y practicidad</text:span>. <text:span text:style-name="T2">En los últimos tiempos, la creciente necesidad de alimentar a la población mundial con una demanda cada vez mayor de alimentos, combustible y fibra, así como en los países desarrollados una dieta equilibrada y saludable, ha significado que ha habido una presión continua para producir nuevos cultivos mejorados. Las estrategias utilizadas para producirlos se basan cada vez más en nuestro conocimiento de la ciencia relevante, en particular la genética, pero implican una comprensión multidisciplinaria que optimiza los enfoques adoptados</text:span>.</text:p>
      <text:p text:style-name="P5"/>
      <text:p text:style-name="P5"><text:span text:style-name="T2">Un primer requisito de cualquier programa de mejoramiento es producir variación genética en los caracteres que se van a mejorar. Una vez que se produce la variación genética, es necesario seleccionar los tipos deseados, que tienen una mejor expresión de caracteres particulares o combinación de caracteres. Una vez identificados, los tipos seleccionados deben estabilizarse y propagarse/multiplicarse para uso comercial</text:span>.</text:p>
      <text:p text:style-name="P5"/>
      <text:p text:style-name="P5"><text:span text:style-name="T2">Por lo tanto, el fitomejoramiento parece ser un proceso relativamente simple y, en muchos sentidos, es cierto que las ideas sobre el mejoramiento de cultivos son simples. Sin embargo, la realidad es más compleja. Es posible considerar los tres elementos de los procesos de fitomejoramiento (mencionados anteriormente como: producir variación genética, seleccionar y estabilizar y multiplicar para uso comercial) para comprender el fitomejoramiento moderno. Con este punto de vista, es posible darse cuenta de lo que se está haciendo y qué técnicas alternativas podrían desempeñar un papel en el desarrollo futuro de cultivares. Sin embargo, cada uno de estos elementos está diseñado para ser apropiado para el tipo particular de cultivo o especie que se está mejorando</text:span>.</text:p>
      <text:p text:style-name="P5"/>
      <text:p text:style-name="P2">Producción de variación genética</text:p>
      <text:p text:style-name="P2"><text:span text:style-name="T5"/></text:p>
      <text:p text:style-name="P2"><text:span text:style-name="T9">Convencionalmente, la variabilidad genética se expone, naturalmente, a través del cruce sexual para explotar los mismos principios que explicó Mendel. Se entrecruzan dos progenitores, que entre ellos tienen la expresión de caracteres deseables, y las subsiguientes generaciones segregantes se examinan en busca de plantas con los caracteres deseados en nuevas combinaciones (recombinantes). Este proceso, por lo tanto, se basa en la segregación de alelos en todos los loci genéticos relevantes, durante el proceso normal de meiosis. En la fecundación, hay una fusión aleatoria de gametos (polen de una planta y óvulo de la otra) para dar el embrión, que se desarrolla en la semilla. Entonces, por el proceso natural de reproducción sexual, pero entre las plantas que el criador ha elegido deliberadamente, obtenemos descendencia que contiene nuevas combinaciones de los alelos que originalmente se dispersaron entre los dos progenitores. Por lo tanto, debe quedar claro que la elección de los padres es crítica</text:span><text:span text:style-name="T5">.</text:span></text:p>
      <text:p text:style-name="P2"><text:span text:style-name="T5"/></text:p>
      <text:p text:style-name="P5"><text:span text:style-name="T2">Los fitomejoradores generalmente usan el proceso mencionado anteriormente para aprovechar la variación natural que ya existe dentro de las especies de cultivo. La variación genética se puede observar para prácticamente todos los caracteres de interés en el fitomejoramiento. Esta variación genética natural, y por lo tanto hereditaria, explica la mayoría de las respuestas que se han producido en el fitomejoramiento</text:span>. <text:span text:style-name="T2">Sin embargo, confiar en esta única fuente de variación limita el potencial de </text:span><text:soft-page-break/><text:span text:style-name="T2">progreso a largo plazo, particularmente en relación con la mejora de caracteres específicos. En estos casos, la variación genética puede ser producida por</text:span></text:p>
      <text:p text:style-name="P5"><text:span text:style-name="T2"/></text:p>
      <text:p text:style-name="P5"><text:span text:style-name="T2">1. Entrecruzamiento amplio con parientes ancestrales silvestres del cultivo en sí, que todavía pueden cruzarse sexualmente (aunque a veces solo con la intervención de técnicas de cultivo de tejidos) con las especies del cultivo y que pueden ser autóctonas de otro país.</text:span></text:p>
      <text:p text:style-name="P5"><text:span text:style-name="T2"/></text:p>
      <text:p text:style-name="P5"><text:span text:style-name="T2">2. Mutagénesis inducida. La variación genética en todas las plantas surge inicialmente de errores raros (mutaciones) que ocurren en la replicación del ADN. La variación de todos los caracteres en los cultivos actuales es la acumulación de mutaciones ventajosas a lo largo del tiempo. La frecuencia con la que ocurren las mutaciones se puede aumentar utilizando "mutágenos" específicos y explotar las variantes posteriores.</text:span></text:p>
      <text:p text:style-name="P5"><text:span text:style-name="T2"/></text:p>
      <text:p text:style-name="P5"><text:span text:style-name="T2">3. Desarrollos en las áreas de biología molecular y biotecnología. Estos han ampliado las posibilidades de introducir variaciones adicionales en el proceso de reproducción mediante la transferencia de genes de diferentes especies, lo que no sería posible por medios más tradicionales</text:span><text:span text:style-name="T12">.</text:span></text:p>
      <text:p text:style-name="P5"><text:span text:style-name="T12"/></text:p>
      <text:p text:style-name="P2">Selección entre la variación</text:p>
      <text:p text:style-name="P5"/>
      <text:p text:style-name="P5"><text:span text:style-name="T2">La primera dificultad es decidir qué </text:span><text:span text:style-name="T3">caracter</text:span><text:span text:style-name="T2">es seleccionar. Esto puede parecer sencillo, pero en la práctica significa tratar de poner en orden de prioridad qué características se necesitan en los cultivos futuros y qué nivel de expresión será necesario para cada rasgo en, digamos, 10 a 12 años. Los criadores también enfrentan varias prácticas. Primero, es imposible medir cada carácter relevante porque simplemente hay demasiados para que esto sea práctico. En segundo lugar, la evaluación de algunos </text:span><text:span text:style-name="T3">caractere</text:span><text:span text:style-name="T2">s requiere tiempo y esfuerzo excesivo, y demanda más recursos de los que están disponibles. Los programas de mejoramiento necesitan probar un gran número de genotipos pero solo tienen pequeñas cantidades de material de plantación disponibles. Además, ¿qué caracteres se pueden evaluar de manera efectiva en parcelas pequeñas (a menudo una sola planta)? ¿Cómo cultivar el mejorador plantas que muestran caracteres en condiciones que se asemejen a las que experimentarán en las manos del cultivador?</text:span></text:p>
      <text:p text:style-name="P5"/>
      <text:p text:style-name="P5"><text:span text:style-name="T2">Algunos caracteres seleccionables muestran una variación que es fácil de clasificar en clases discretas (es decir, controlados por genes principales) como los investigados por Mendel y, por lo general, se pueden seleccionar de manera eficiente. Sin embargo, los rasgos genéticos más importantes están controlados por múltiples genes y, por lo tanto, muestran una variación continua. Con estos, el rendimiento genotípico puede modificarse ampliamente por el entorno en el que se cultivan. Por ejemplo, el rendimiento es un carácter de interés para todos los criadores, pero está controlado por muchos genes y se ve afectado por factores ambientales como los niveles de fertilizantes, la agricultura y el clima</text:span>.</text:p>
      <text:p text:style-name="P5"/>
      <text:p text:style-name="P5">Los objetivos generales de mejoramiento de todos los cultivos son aumentar el rendimiento utilizable, mejorar la calidad/valor nutritivo y aumentar la estabilidad de estos rasgos en diferentes ambientes y años.</text:p>
      <text:p text:style-name="P5"/>
      <text:p text:style-name="P5">…</text:p>
      <text:p text:style-name="P5"/>
      <text:p text:style-name="P3">Estabilizar y multiplicar Nuevos Cultivares<text:span text:style-name="T5"> </text:span></text:p>
      <text:p text:style-name="P3"><text:span text:style-name="T5"/></text:p>
      <text:p text:style-name="P3"><text:soft-page-break/><text:span text:style-name="T5">Uno de los determinantes más importantes en el establecimiento de la estrategia de mejoramiento es el sistema de mejoramiento natural de las especies cultivadas. Los principales sistemas naturales de reproducción pueden clasificarse aproximadamente en consanguinidad, polinización cruzada (exogamia o cruzamiento) y reproducción vegetativa (es decir, propagada clonalmente). Estas diferencias en la reproducción conducen a las principales diferencias en los programas clásicos de reproducción y se revisan brevemente aquí.</text:span></text:p>
      <text:p text:style-name="P3"><text:span text:style-name="T5"/></text:p>
      <text:p text:style-name="P3">Esquemas para Cultivos Consanguíneos</text:p>
      <text:p text:style-name="P3"/>
      <text:p text:style-name="P6"><text:span text:style-name="T2">Entre los ejemplos de cultivos endogámicos se incluyen</text:span> el trigo (Triticum spp.), la cebada (Hordeum vulgare), <text:span text:style-name="T2">el arroz (Oryza sativa)</text:span>, la soja (Glycine max), el guisante (Pisum sativum), el tabaco (Nicotiana tabacum), el tomate (Lycopersicon esculentum), el mijo ( Panicum miliaceum), lentejas (Lens culinaris), lino (Linum usitatissimum) y garbanzos (Cicer arietinum). <text:span text:style-name="T2">Las especies consanguíneas se autopolinizan de forma natural y, en la práctica comercial, se cultivan como líneas homocigóticas puras. Así que todos los individuos de un cultivar en particular son genéticamente idénticos</text:span>.</text:p>
      <text:p text:style-name="P6"/>
      <text:p text:style-name="P6"><text:span text:style-name="T2">Cada generación se produce permitiendo que las plantas se autopolinicen en cada ciclo del programa de mejoramiento, de modo que mientras se lleva a cabo el proceso de prueba y selección, las plantas se vuelven más endogámicas al mismo tiempo. Cuando se identifiquen los 'cultivados terminados', se reproducirán a partir de semillas (homocigotos). Por lo tanto, los cultivares endogámicos se pueden multiplicar simplemente dejándolos producir semillas aislados de cualquier otro cultivar de la misma especie, para minimizar la posibilidad de que algo de polen pueda pasar entre ellos y causar contaminación</text:span>.</text:p>
      <text:p text:style-name="P6"/>
      <text:p text:style-name="P6"><text:span text:style-name="T2">Hay dos métodos principales mediante los cuales se logra la selección durante este proceso de consanguinidad, el método </text:span><text:span text:style-name="T4">a granel </text:span><text:span text:style-name="T2">y el método de pedigrí</text:span>, aunque muchos programas de mejoramiento emplean refinamientos de los descritos o, de hecho, una combinación de ambos métodos.</text:p>
      <text:p text:style-name="P6"/>
      <text:p text:style-name="P3">Método a granel</text:p>
      <text:p text:style-name="P3"><text:span text:style-name="T5"/></text:p>
      <text:p text:style-name="P3"><text:span text:style-name="T9">Los métodos </text:span><text:span text:style-name="T11">a granel o</text:span><text:span text:style-name="T9"> masivos comienzan con la creación de variación genética, generalmente por hibridación entre dos padres</text:span><text:span text:style-name="T5">. La F1 y varias generaciones subsiguientes, a menudo hasta la F6 inclusive, se cultivan como poblaciones de campo, y la semilla se cosecha y se vuelve a sembrar a granel. No se impone una selección consciente a estas generaciones, y se supone que los genotipos más adecuados para el entorno en el que crecen producirán más descendencia, por autofecundación, y por lo tanto predominarán en las generaciones futuras. Por lo tanto, es fundamental que estas poblaciones, o "bultos", se cultiven en un ambiente que será similar al esperado para los cultivares desarrollados. En la segunda etapa, se seleccionan plantas individuales que muestran características deseables. De cada planta seleccionada, se cultiva una parcela y se selecciona el producto de las mejores parcelas, se cosecha a granel, para las pruebas iniciales de rendimiento y para la multiplicación de semillas.</text:span></text:p>
      <text:p text:style-name="P3"><text:span text:style-name="T5"/></text:p>
      <text:p text:style-name="P3"><text:span text:style-name="T5">Este método es uno de los métodos de consanguinidad más simples y menos costosos. También evita la selección consciente entre genotipos segregantes. La desventaja es el tiempo que transcurre desde el cruce inicial hasta que se cultivan las pruebas de rendimiento. Además, a menudo se ha encontrado que la selección natural que actúa en las primeras generaciones masivas no siempre favorece los caracteres deseables para la agricultura. A pesar de estas desventajas, el concepto de métodos de mejoramiento masivo se ha explorado más recientemente mediante la utilización de métodos para acelerar el tiempo hacia la homocigosidad, incluida la doble haploidía y la descendencia de una sola semilla.</text:span></text:p>
      <text:p text:style-name="P3"><text:soft-page-break/><text:span text:style-name="T5"/></text:p>
      <text:p text:style-name="P3">Método de pedigrí</text:p>
      <text:p text:style-name="P3"><text:span text:style-name="T5"/></text:p>
      <text:p text:style-name="P3"><text:span text:style-name="T5">En un esquema de mejoramiento de pedigrí, la selección de una sola planta se lleva a cabo en las generaciones F2 hasta F6. Nuevamente, </text:span><text:span text:style-name="T9">el esquema comienza por hibridación entre líneas parentales homocigóticas elegidas; Las poblaciones F2 se obtienen mediante la autofecundación de los F1 heterocigóticos</text:span><text:span text:style-name="T5">. Las plantas individuales son seleccionadas por el mejorador de entre la población F2 segregante. Las progenies de estas plantas seleccionadas se cultivan en parcelas en la generación F3. Las plantas individuales más deseables se seleccionan de las "mejores" parcelas F3, y se cultivan nuevamente en parcelas de plantas en la etapa F4. Este proceso se repite hasta que las plantas estén casi homocigóticas (es decir, F6). En esta etapa, las hileras más productivas se cosechan a granel y se utilizan como fuente de semilla para las pruebas iniciales de rendimiento y la multiplicación en F7.</text:span></text:p>
      <text:p text:style-name="P3"><text:span text:style-name="T5"/></text:p>
      <text:p text:style-name="P3"><text:span text:style-name="T5">Además de ser laboriosa (ya que se requiere una cantidad considerable de registros) y relativamente costosa, la selección de plantas individuales a menudo es ineficaz y conduce a la pérdida de genotipos valiosos antes de que se prueben por completo. Sin embargo, este es un método preferido en muchos cultivos.</text:span></text:p>
      <text:p text:style-name="P3"><text:span text:style-name="T5"/></text:p>
      <text:p text:style-name="P3">Esquemas para 'cultivos de polinización cruzada'</text:p>
      <text:p text:style-name="P3"><text:span text:style-name="T5"/></text:p>
      <text:p text:style-name="P3"><text:span text:style-name="T5">Algunos ejemplos de cultivos de polinización cruzada incluyen alfalfa (Medicago sativa; alfalfa), centeno (Secale cereale), hierbas herbáceas, leguminosas forrajeras, trébol rojo (Trifolium pratense), algunos granos (Zea mays; maíz), ballica perenne (Lolium perenne) , remolacha azucarera (Beta vulgaris) y palma aceitera (Elaeis guineensis).</text:span></text:p>
      <text:p text:style-name="P3"><text:span text:style-name="T5"/></text:p>
      <text:p text:style-name="P3"><text:span text:style-name="T5">La selección de nuevos cultivares de especies de cultivos de polinización cruzada es un proceso que cambia la frecuencia génica de los alelos deseables dentro de una población de genotipos mixtos mientras se intenta mantener un alto grado de heterocigosidad. Por lo tanto, son las propiedades de la población las que son vitales, no los genotipos individuales (como en los cultivos de autopolinización). En lugar de dar como resultado una variedad para el lanzamiento que tenga un genotipo uniforme, la población será una mezcla compleja de genotipos, que juntos darán el rendimiento deseado.</text:span></text:p>
      <text:p text:style-name="P3"><text:span text:style-name="T5"/></text:p>
      <text:p text:style-name="P3"><text:span text:style-name="T9">La selección de caracteres deseables generalmente se lleva a cabo mediante selección en masa, selección fenotípica recurrente o selección con pruebas de progenie, o una combinación de las tres. El mantenimiento de estos cultivares se realiza a través de apareamientos no controlados (aleatorios)</text:span><text:span text:style-name="T5">.</text:span></text:p>
      <text:p text:style-name="P3"><text:span text:style-name="T5"/></text:p>
      <text:p text:style-name="P3">Selección en masa</text:p>
      <text:p text:style-name="P3"><text:span text:style-name="T5"/></text:p>
      <text:p text:style-name="P3"><text:span text:style-name="T5">Este es un esquema de selección simple que usa condiciones ambientales naturales para alterar la frecuencia genotípica de una población de polinización abierta. La semilla inicial que resulta de un conjunto de cruces controlados se cultiva en condiciones de campo durante varias temporadas. Se supone que el apareamiento ocurrirá al azar y, por lo tanto, dará como resultado una población que se moverá rápidamente hacia el equilibrio que se puede mantener, como población, para la explotación. Las parcelas de selección masiva deben aislarse de otros cultivos de esta especie para evitar cualquier polinización cruzada no deseada.</text:span></text:p>
      <text:p text:style-name="P3"><text:span text:style-name="T5"/></text:p>
      <text:p text:style-name="P4">Selección fenotípica recurrente</text:p>
      <text:p text:style-name="P3"><text:span text:style-name="T5"/></text:p>
      <text:p text:style-name="P3"><text:soft-page-break/><text:span text:style-name="T5">En general, este tipo de esquema tiende a ser más efectivo que la selección en masa. </text:span><text:span text:style-name="T9">Una población se crea por polinización cruzada entre dos (o más) poblaciones para crear una población base. Se cultiva una gran cantidad de plantas de la población base y se selecciona y cosecha una submuestra de los fenotipos más deseables como plantas individuales. Luego, estas plantas se aparean aleatoriamente para producir una nueva población mejorada. Este proceso se repite varias veces, es un proceso recurrente. Las poblaciones que pueden explotarse como cultivos pueden extraerse en cualquier etapa, probarse y distribuirse a los cultivadores.</text:span></text:p>
      <text:p text:style-name="P3"><text:span text:style-name="T9"/></text:p>
      <text:p text:style-name="P4"><text:span text:style-name="T5">…</text:span></text:p>
      <text:p text:style-name="P4"><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2T04:08:40.923826420</meta:creation-date>
    <dc:date>2022-03-02T05:53:40.123031947</dc:date>
    <meta:editing-duration>PT53M27S</meta:editing-duration>
    <meta:editing-cycles>15</meta:editing-cycles>
    <meta:generator>LibreOffice/6.0.7.3$Linux_X86_64 LibreOffice_project/00m0$Build-3</meta:generator>
    <meta:document-statistic meta:table-count="0" meta:image-count="0" meta:object-count="0" meta:page-count="5" meta:paragraph-count="37" meta:word-count="2128" meta:character-count="14248" meta:non-whitespace-character-count="12156"/>
  </office:meta>
</office:document-meta>
</file>